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202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18176" calcext:value-type="float">
            <text:p>119.5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202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8808" calcext:value-type="float">
            <text:p>117.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202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0216" calcext:value-type="float">
            <text:p>116.7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201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0312" calcext:value-type="float">
            <text:p>114.5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2016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7424" calcext:value-type="float">
            <text:p>111.97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201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1728" calcext:value-type="float">
            <text:p>115.1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201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8512" calcext:value-type="float">
            <text:p>111.53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2011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6088" calcext:value-type="float">
            <text:p>108.14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201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22216" calcext:value-type="float">
            <text:p>106.12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200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70984" calcext:value-type="float">
            <text:p>106.17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2007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7376" calcext:value-type="float">
            <text:p>105.49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200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9128" calcext:value-type="float">
            <text:p>101.9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2005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136" calcext:value-type="float">
            <text:p>98.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200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8696" calcext:value-type="float">
            <text:p>93.7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200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9768" calcext:value-type="float">
            <text:p>91.8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200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276" calcext:value-type="float">
            <text:p>90.6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200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9864" calcext:value-type="float">
            <text:p>89.5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1995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1994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4408" calcext:value-type="float">
            <text:p>75.65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199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692" calcext:value-type="float">
            <text:p>74.41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199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6008" calcext:value-type="float">
            <text:p>73.21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199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199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3056" calcext:value-type="float">
            <text:p>70.93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1989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1988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1912" calcext:value-type="float">
            <text:p>70.16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1987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1896" calcext:value-type="float">
            <text:p>69.27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198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4992" calcext:value-type="float">
            <text:p>68.13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198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932" calcext:value-type="float">
            <text:p>66.94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198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2856" calcext:value-type="float">
            <text:p>65.5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198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948" calcext:value-type="float">
            <text:p>64.41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198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6544" calcext:value-type="float">
            <text:p>63.02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58803</text:p>
          </table:table-cell>
          <table:table-cell office:value-type="string" calcext:value-type="string">
            <text:p>198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